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CAA100000000000000003F54935E.svg" manifest:media-type="image/svg+xml"/>
  <manifest:file-entry manifest:full-path="Pictures/1000020100000201000000CA4AFF69CD.png" manifest:media-type="image/png"/>
  <manifest:file-entry manifest:full-path="Pictures/1000020100000190000001909C05C7BC.png" manifest:media-type="image/png"/>
  <manifest:file-entry manifest:full-path="Pictures/10000000000000CC000000CCCB1B0F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 style:font-pitch="variable"/>
    <style:font-face style:name="Bitter1" svg:font-family="Bitter" style:font-adornments="Italic" style:font-pitch="variable"/>
    <style:font-face style:name="Liberation Sans1" svg:font-family="'Liberation Sans'" style:font-pitch="variable"/>
    <style:font-face style:name="Lovelo Black" svg:font-family="'Lovelo Black'" style:font-pitch="variable"/>
    <style:font-face style:name="Lovelo Black1" svg:font-family="'Lovelo Black'" style:font-adornments="Bl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3cm" fo:min-width="4.716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4.482cm" fo:min-width="0cm" draw:shadow-offset-x="0.203cm" draw:shadow-offset-y="0.20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>
      <style:graphic-properties draw:fill-color="#ffffff" fo:min-height="1.689cm"/>
    </style:style>
    <style:style style:name="pr5" style:family="presentation" style:parent-style-name="Default-subtitle">
      <style:graphic-properties draw:fill-color="#ffffff" fo:min-height="12.182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666666" style:font-name="Bitter"/>
    </style:style>
    <style:style style:name="P2" style:family="paragraph">
      <style:text-properties fo:color="#666666" style:font-name="Bitter" fo:font-size="96pt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b2b2b2" style:font-name="Lovelo Black" fo:font-size="20pt"/>
    </style:style>
    <style:style style:name="P5" style:family="paragraph">
      <style:paragraph-properties fo:text-align="start"/>
      <style:text-properties fo:color="#666666" style:font-name="Lovelo Black"/>
    </style:style>
    <style:style style:name="P6" style:family="paragraph">
      <style:paragraph-properties fo:text-align="end"/>
      <style:text-properties fo:color="#666666" style:font-name="Lovelo Black"/>
    </style:style>
    <style:style style:name="P7" style:family="paragraph">
      <style:paragraph-properties fo:margin-top="0.203cm" fo:margin-bottom="0.203cm" fo:line-height="150%"/>
      <style:text-properties fo:color="#666666" style:font-name="Lovelo Black1" fo:font-size="24pt" fo:font-weight="900" style:font-size-asian="18pt" style:font-size-complex="18pt"/>
    </style:style>
    <style:style style:name="T1" style:family="text">
      <style:text-properties style:font-name="Bitter" fo:font-size="96pt" fo:font-weight="normal" style:font-weight-asian="normal" style:font-weight-complex="normal"/>
    </style:style>
    <style:style style:name="T2" style:family="text">
      <style:text-properties style:font-name="Bitter1"/>
    </style:style>
    <style:style style:name="T3" style:family="text">
      <style:text-properties fo:color="#666666"/>
    </style:style>
    <style:style style:name="T4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StarSymbol" fo:color="#666666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fo:color="#666666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fo:color="#666666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fo:color="#666666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fo:color="#666666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fo:color="#666666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fo:color="#666666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fo:color="#666666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fo:color="#666666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1cm" svg:height="4.065cm" svg:x="0.209cm" svg:y="7.873cm" presentation:class="title" presentation:user-transformed="true">
          <draw:text-box>
            <text:p text:style-name="P1"><text:span text:style-name="T1">elixir</text:span></text:p>
          </draw:text-box>
        </draw:frame>
        <draw:frame draw:style-name="gr1" draw:text-style-name="P3" draw:layer="layout" svg:width="4.821cm" svg:height="4.824cm" svg:x="3.403cm" svg:y="7.017cm">
          <draw:image xlink:href="Pictures/1000020100000190000001909C05C7BC.png" xlink:type="simple" xlink:show="embed" xlink:actuate="onLoad">
            <text:p/>
          </draw:image>
        </draw:frame>
        <draw:frame draw:style-name="gr2" draw:text-style-name="P4" draw:layer="layout" svg:width="5.218cm" svg:height="1.193cm" svg:x="8.34cm" svg:y="11.918cm">
          <draw:text-box>
            <text:p text:style-name="P4">Beata Obrok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5" draw:layer="layout" svg:width="22.78cm" svg:height="3.507cm" svg:x="3.81cm" svg:y="0.837cm" presentation:class="title" presentation:user-transformed="true">
          <draw:text-box>
            <text:p text:style-name="P5">założenia</text:p>
          </draw:text-box>
        </draw:frame>
        <draw:frame draw:style-name="gr1" draw:text-style-name="P3" draw:layer="layout" svg:width="2.381cm" svg:height="2.382cm" svg:x="1.017cm" svg:y="0.92cm">
          <draw:image xlink:href="Pictures/1000020100000190000001909C05C7BC.png" xlink:type="simple" xlink:show="embed" xlink:actuate="onLoad">
            <text:p/>
          </draw:image>
        </draw:frame>
        <draw:frame presentation:style-name="pr4" draw:text-style-name="P6" draw:layer="layout" svg:width="23.876cm" svg:height="1.689cm" svg:x="2.032cm" svg:y="4.915cm" presentation:class="subtitle" presentation:user-transformed="true">
          <draw:text-box>
            <text:p text:style-name="P6">Kompatybilność z OTP</text:p>
          </draw:text-box>
        </draw:frame>
        <draw:frame presentation:style-name="pr5" draw:layer="layout" svg:width="22.86cm" svg:height="12.182cm" svg:x="2.54cm" svg:y="6.6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5" draw:layer="layout" svg:width="23.034cm" svg:height="3.507cm" svg:x="3.656cm" svg:y="0.508cm" presentation:class="title" presentation:user-transformed="true">
          <draw:text-box>
            <text:p text:style-name="P5"><text:span text:style-name="T2">elixir</text:span></text:p>
          </draw:text-box>
        </draw:frame>
        <draw:frame draw:style-name="gr1" draw:text-style-name="P3" draw:layer="layout" svg:width="2.381cm" svg:height="2.382cm" svg:x="1.016cm" svg:y="0.92cm">
          <draw:image xlink:href="Pictures/1000020100000190000001909C05C7BC.png" xlink:type="simple" xlink:show="embed" xlink:actuate="onLoad">
            <text:p/>
          </draw:image>
        </draw:frame>
        <draw:frame draw:style-name="gr4" draw:text-style-name="P7" draw:layer="layout" svg:width="10.86cm" svg:height="14.732cm" svg:x="3.11cm" svg:y="4.826cm">
          <draw:text-box>
            <text:list text:style-name="L2">
              <text:list-header>
                <text:p text:style-name="P7"><text:span text:style-name="T3">Licencja:</text:span></text:p>
                <text:p text:style-name="P7"><text:span text:style-name="T4">APACHE License</text:span></text:p>
              </text:list-header>
            </text:list>
          </draw:text-box>
        </draw:frame>
        <draw:frame draw:style-name="gr5" draw:text-style-name="P3" draw:layer="layout" svg:width="0cm" svg:height="0cm" svg:x="14.171cm" svg:y="10.628cm">
          <draw:image xlink:href="Pictures/1000CAA100000000000000003F54935E.svg" xlink:type="simple" xlink:show="embed" xlink:actuate="onLoad">
            <text:p/>
          </draw:image>
        </draw:frame>
        <draw:frame draw:style-name="gr5" draw:text-style-name="P3" draw:layer="layout" svg:width="0cm" svg:height="0cm" svg:x="14.171cm" svg:y="10.042cm">
          <draw:image xlink:href="Pictures/1000CAA100000000000000003F54935E.svg" xlink:type="simple" xlink:show="embed" xlink:actuate="onLoad">
            <text:p/>
          </draw:image>
        </draw:frame>
        <draw:frame draw:style-name="gr5" draw:text-style-name="P3" draw:layer="layout" svg:width="8.128cm" svg:height="3.2cm" svg:x="4.064cm" svg:y="6.858cm">
          <draw:image xlink:href="Pictures/1000020100000201000000CA4AFF69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ter" svg:font-family="Bitter" style:font-pitch="variable"/>
    <style:font-face style:name="Bitter1" svg:font-family="Bitter" style:font-adornments="Italic" style:font-pitch="variable"/>
    <style:font-face style:name="Liberation Sans1" svg:font-family="'Liberation Sans'" style:font-pitch="variable"/>
    <style:font-face style:name="Lovelo Black" svg:font-family="'Lovelo Black'" style:font-pitch="variable"/>
    <style:font-face style:name="Lovelo Black1" svg:font-family="'Lovelo Black'" style:font-adornments="Bl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Classy_20_Fabric" draw:display-name="Classy Fabric" xlink:href="Pictures/10000000000000CC000000CCCB1B0FF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7f7f7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7f7f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atka </meta:initial-creator>
    <meta:creation-date>2015-01-03T16:34:47.744142043</meta:creation-date>
    <dc:date>2015-01-03T19:53:28.931831214</dc:date>
    <dc:creator>beatka </dc:creator>
    <meta:editing-duration>PT1H57M19S</meta:editing-duration>
    <meta:editing-cycles>4</meta:editing-cycles>
    <meta:generator>LibreOffice/4.2.7.2$Linux_X86_64 LibreOffice_project/420m0$Build-2</meta:generator>
    <meta:document-statistic meta:object-count="40"/>
  </office:meta>
</office:document-meta>
</file>